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rifa" svg:font-family="Serif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LTStd" svg:font-family="TimesLTStd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7076in" fo:margin-left="0in" fo:margin-top="0in" fo:margin-bottom="0in" table:align="left" style:writing-mode="lr-tb"/>
    </style:style>
    <style:style style:name="Table1.A" style:family="table-column">
      <style:table-column-properties style:column-width="0.9438in"/>
    </style:style>
    <style:style style:name="Table1.B" style:family="table-column">
      <style:table-column-properties style:column-width="0.9431in"/>
    </style:style>
    <style:style style:name="Table1.C" style:family="table-column">
      <style:table-column-properties style:column-width="0.9389in"/>
    </style:style>
    <style:style style:name="Table1.1" style:family="table-row">
      <style:table-row-properties style:row-height="0.25in" fo:keep-together="auto"/>
    </style:style>
    <style:style style:name="Table1.A1" style:family="table-cell">
      <style:table-cell-properties style:vertical-align="middle" fo:padding="0.0104in" fo:border-left="0.5pt solid #161616" fo:border-right="0.5pt solid #161616" fo:border-top="0.5pt solid #000000" fo:border-bottom="0.5pt solid #000000"/>
    </style:style>
    <style:style style:name="Table1.2" style:family="table-row">
      <style:table-row-properties style:min-row-height="0.25in" fo:keep-together="auto"/>
    </style:style>
    <style:style style:name="Table1.A6" style:family="table-cell">
      <style:table-cell-properties style:vertical-align="middle" fo:padding="0.0104in" fo:border-left="0.5pt solid #191616" fo:border-right="0.5pt solid #191616" fo:border-top="0.5pt solid #000000" fo:border-bottom="0.5pt solid #161616"/>
    </style:style>
    <style:style style:name="Table1.B6" style:family="table-cell">
      <style:table-cell-properties style:vertical-align="middle" fo:padding="0.0104in" fo:border-left="0.5pt solid #191616" fo:border-right="0.5pt solid #191616" fo:border-top="0.5pt solid #000000" fo:border-bottom="0.5pt solid #191616"/>
    </style:style>
    <style:style style:name="Table2" style:family="table">
      <style:table-properties style:width="3.1104in" fo:margin-left="0in" fo:margin-top="0in" fo:margin-bottom="0in" table:align="left" style:writing-mode="lr-tb"/>
    </style:style>
    <style:style style:name="Table2.A" style:family="table-column">
      <style:table-column-properties style:column-width="0.7542in"/>
    </style:style>
    <style:style style:name="Table2.B" style:family="table-column">
      <style:table-column-properties style:column-width="0.7549in"/>
    </style:style>
    <style:style style:name="Table2.C" style:family="table-column">
      <style:table-column-properties style:column-width="0.8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-left="0.5pt solid #161616" fo:border-right="0.5pt solid #000000" fo:border-top="0.5pt solid #000000" fo:border-bottom="0.5pt solid #191616"/>
    </style:style>
    <style:style style:name="Table2.B1" style:family="table-cell">
      <style:table-cell-properties style:vertical-align="middle" fo:padding="0.0104in" fo:border-left="0.5pt solid #000000" fo:border-right="0.5pt solid #000000" fo:border-top="0.5pt solid #000000" fo:border-bottom="0.5pt solid #161616"/>
    </style:style>
    <style:style style:name="P1" style:family="paragraph" style:parent-style-name="Standard">
      <style:text-properties style:font-name="Courier" fo:font-size="11pt" style:font-size-asian="11pt" style:font-size-complex="11pt"/>
    </style:style>
    <style:style style:name="P2" style:family="paragraph" style:parent-style-name="Standard">
      <style:text-properties style:font-name="Time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Standard">
      <style:text-properties text:display="none"/>
    </style:style>
    <style:style style:name="P8" style:family="paragraph" style:parent-style-name="Standard">
      <style:text-properties style:font-name="TimesLTStd" fo:font-size="11pt" style:font-size-asian="11pt" style:font-size-complex="11pt"/>
    </style:style>
    <style:style style:name="P9" style:family="paragraph" style:parent-style-name="Standard">
      <style:paragraph-properties fo:margin-top="0.1945in" fo:margin-bottom="0.1945in" loext:contextual-spacing="false"/>
    </style:style>
    <style:style style:name="P10" style:family="paragraph" style:parent-style-name="Standard">
      <style:paragraph-properties fo:margin-top="0.1945in" fo:margin-bottom="0.1945in" loext:contextual-spacing="false" fo:text-align="center" style:justify-single-word="false"/>
    </style:style>
    <style:style style:name="P11" style:family="paragraph" style:parent-style-name="Standard">
      <style:paragraph-properties fo:margin-top="0.1945in" fo:margin-bottom="0.1945in" loext:contextual-spacing="false" fo:break-before="page"/>
    </style:style>
    <style:style style:name="P12" style:family="paragraph" style:parent-style-name="Standard" style:master-page-name="Standard">
      <style:paragraph-properties fo:margin-top="0.1945in" fo:margin-bottom="0.1945in" loext:contextual-spacing="false" style:page-number="auto"/>
    </style:style>
    <style:style style:name="P13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style:font-size-asian="11pt" style:font-name-complex="Courier New1" style:font-size-complex="11pt"/>
    </style:style>
    <style:style style:name="P15" style:family="paragraph" style:parent-style-name="Standard">
      <style:paragraph-properties fo:margin-left="0.6252in" fo:margin-right="0in" fo:margin-top="0.1945in" fo:margin-bottom="0.1945in" loext:contextual-spacing="true" fo:text-indent="0in" style:auto-text-indent="false"/>
    </style:style>
    <style:style style:name="P16" style:family="paragraph" style:parent-style-name="Standard">
      <style:paragraph-properties fo:margin-left="0.6252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7" style:family="paragraph" style:parent-style-name="Standard">
      <style:paragraph-properties fo:margin-left="0.6252in" fo:margin-right="0in" fo:margin-top="0.1945in" fo:margin-bottom="0.1945in" loext:contextual-spacing="true" fo:text-indent="0.3752in" style:auto-text-indent="false"/>
    </style:style>
    <style:style style:name="P18" style:family="paragraph" style:parent-style-name="Standard">
      <style:paragraph-properties fo:margin-top="0.1945in" fo:margin-bottom="0.1945in" loext:contextual-spacing="true"/>
      <style:text-properties style:font-name="Courier" fo:font-size="11pt" style:font-size-asian="11pt" style:font-size-complex="11pt"/>
    </style:style>
    <style:style style:name="P19" style:family="paragraph" style:parent-style-name="Standard">
      <style:paragraph-properties fo:margin-top="0.1945in" fo:margin-bottom="0.1945in" loext:contextual-spacing="tru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5in" fo:margin-right="0in" fo:margin-top="0.1945in" fo:margin-bottom="0.1945in" loext:contextual-spacing="true" fo:text-indent="0in" style:auto-text-indent="false"/>
    </style:style>
    <style:style style:name="P22" style:family="paragraph" style:parent-style-name="Standard">
      <style:paragraph-properties fo:margin-left="0.5in" fo:margin-right="0in" fo:margin-top="0.1945in" fo:margin-bottom="0.1945in" loext:contextual-spacing="true" fo:text-indent="0in" style:auto-text-indent="false"/>
      <style:text-properties style:font-name="Courier" fo:font-size="11pt" style:font-size-asian="11pt" style:font-size-complex="11pt"/>
    </style:style>
    <style:style style:name="P23" style:family="paragraph" style:parent-style-name="Standard">
      <style:paragraph-properties fo:margin-left="0.5in" fo:margin-right="0in" fo:margin-top="0.1945in" fo:margin-bottom="0.1945in" loext:contextual-spacing="true" fo:text-indent="0in" style:auto-text-indent="false" fo:break-before="page"/>
      <style:text-properties style:font-name="Times" fo:font-size="11pt" style:font-size-asian="11pt" style:font-size-complex="11pt"/>
    </style:style>
    <style:style style:name="P24" style:family="paragraph" style:parent-style-name="Standard">
      <style:paragraph-properties fo:margin-left="0.5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5" style:family="paragraph" style:parent-style-name="Standard">
      <style:paragraph-properties fo:margin-left="0.5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style:font-size-asian="11pt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.1945in" fo:margin-bottom="0.1945in" loext:contextual-spacing="true" fo:text-indent="0in" style:auto-text-indent="false"/>
    </style:style>
    <style:style style:name="P27" style:family="paragraph" style:parent-style-name="Standard">
      <style:paragraph-properties fo:margin-left="0.9374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8" style:family="paragraph" style:parent-style-name="Standard">
      <style:paragraph-properties fo:margin-left="0.9374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style:font-size-asian="11pt" style:font-name-complex="Courier New1" style:font-size-complex="11pt"/>
    </style:style>
    <style:style style:name="P29" style:family="paragraph" style:parent-style-name="Standard">
      <style:paragraph-properties fo:margin-left="0.9374in" fo:margin-right="0in" fo:margin-top="0.1945in" fo:margin-bottom="0.1945in" loext:contextual-spacing="true" fo:text-indent="0in" style:auto-text-indent="false"/>
    </style:style>
    <style:style style:name="T1" style:family="text">
      <style:text-properties style:font-name="Times"/>
    </style:style>
    <style:style style:name="T2" style:family="text">
      <style:text-properties style:font-name="Time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Times" fo:font-size="11pt" style:font-size-asian="11pt" style:font-size-complex="11pt"/>
    </style:style>
    <style:style style:name="T4" style:family="text">
      <style:text-properties style:font-name="Times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Courier" fo:font-size="11pt" style:font-size-asian="11pt" style:font-size-complex="11pt"/>
    </style:style>
    <style:style style:name="T6" style:family="text">
      <style:text-properties style:font-name="Courier" fo:font-size="11pt" style:font-size-asian="11pt" style:font-size-complex="11pt" fo:background-color="#c0c0c0"/>
    </style:style>
    <style:style style:name="T7" style:family="text">
      <style:text-properties style:font-name="Courier" fo:font-size="11pt" style:font-size-asian="11pt" style:font-name-complex="Courier New1" style:font-size-complex="11pt"/>
    </style:style>
    <style:style style:name="T8" style:family="text">
      <style:text-properties style:font-name="Courier" fo:font-size="11pt" style:font-size-asian="11pt" style:font-name-complex="Courier New1" style:font-size-complex="11pt" fo:background-color="#c0c0c0"/>
    </style:style>
    <style:style style:name="T9" style:family="text">
      <style:text-properties style:font-name="Courier" fo:font-size="11pt" fo:background-color="#cccccc" loext:char-shading-value="0" style:font-size-asian="11pt" style:font-name-complex="Courier New1" style:font-size-complex="11pt"/>
    </style:style>
    <style:style style:name="T10" style:family="text">
      <style:text-properties style:font-name="Courier" fo:font-size="11pt" fo:background-color="#cccccc" loext:char-shading-value="0" style:font-size-asian="11pt" style:font-size-complex="11pt"/>
    </style:style>
    <style:style style:name="T11" style:family="text">
      <style:text-properties style:font-name="Serifa" fo:font-weight="bold" style:font-weight-asian="bold" style:font-weight-complex="bold"/>
    </style:style>
    <style:style style:name="T12" style:family="text">
      <style:text-properties style:font-name="TimesLTStd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Question 1</text:span></text:p>
      <text:p text:style-name="P9"><text:span text:style-name="T2">25 minutes to complete, 5 minutes to upload answer.</text:span></text:p>
      <text:p text:style-name="P9"><text:span text:style-name="T3">A two-dimensional array of integers in which most elements are zero is called a </text:span><text:span text:style-name="T4">sparse array</text:span><text:span text:style-name="T3">. <text:s/>Because most elements have a value of zero, memory can be saved by storing only the non-zero values along with their row and column indexes. The following complete </text:span><text:span text:style-name="T5">SparseArrayEntry </text:span><text:span text:style-name="T3">class is used to represent non-zero elements in a sparse array. A </text:span><text:span text:style-name="T5">SparseArrayEntry </text:span><text:span text:style-name="T3">object cannot be modified after it has been constructed. </text:span></text:p>
      <text:p text:style-name="P13"><text:span text:style-name="T7"><text:s text:c="5"/>public class SparseArrayEntry</text:span></text:p>
      <text:p text:style-name="P13"><text:span text:style-name="T7"><text:s text:c="5"/>{</text:span></text:p>
      <text:p text:style-name="P15"><text:span text:style-name="T5">/** </text:span><text:span text:style-name="T3">The row index and column index for this entry in the sparse array </text:span><text:span text:style-name="T5">*/</text:span></text:p>
      <text:p text:style-name="P16"><text:span text:style-name="T8">private int row</text:span><text:span text:style-name="T7">;</text:span></text:p>
      <text:p text:style-name="P16"><text:span text:style-name="T8">private int col</text:span><text:span text:style-name="T7">;</text:span></text:p>
      <text:p text:style-name="P15"><text:span text:style-name="T5"><text:line-break/>/** </text:span><text:span text:style-name="T3">The value of this entry in the sparse array </text:span><text:span text:style-name="T5">*/</text:span></text:p>
      <text:p text:style-name="P15"><text:span text:style-name="T8">private int value</text:span><text:span text:style-name="T7">;</text:span></text:p>
      <text:p text:style-name="P15"><text:span text:style-name="T5">/** </text:span><text:span text:style-name="T3">Constructs a </text:span><text:span text:style-name="T5">SparseArrayEntry </text:span><text:span text:style-name="T3">object that represents a sparse array element </text:span></text:p>
      <text:p text:style-name="P15"><text:span text:style-name="T5"><text:s/>* <text:s/></text:span><text:span text:style-name="T3">with row index </text:span><text:span text:style-name="T5">r </text:span><text:span text:style-name="T3">and column index </text:span><text:span text:style-name="T5">c</text:span><text:span text:style-name="T3">, containing value </text:span><text:span text:style-name="T5">v</text:span><text:span text:style-name="T3">.<text:line-break/></text:span><text:span text:style-name="T5"> */ </text:span></text:p>
      <text:p text:style-name="P13"><text:span text:style-name="T7"><text:s text:c="7"/>public SparseArrayEntry(int r, int c, int v)</text:span></text:p>
      <text:p text:style-name="P15"><text:span text:style-name="T5">{</text:span></text:p>
      <text:p text:style-name="P17"><text:span text:style-name="T5">row = r; </text:span></text:p>
      <text:p text:style-name="P17"><text:span text:style-name="T5">col = c;</text:span></text:p>
      <text:p text:style-name="P17"><text:span text:style-name="T5">value = v;</text:span></text:p>
      <text:p text:style-name="P15"><text:span text:style-name="T5">} </text:span></text:p>
      <text:p text:style-name="P18"/>
      <text:p text:style-name="P15"><text:span text:style-name="T5">/** </text:span><text:span text:style-name="T3">Returns the row index of this sparse array element. </text:span><text:span text:style-name="T5">*/ </text:span></text:p>
      <text:p text:style-name="P15"><text:span text:style-name="T6">public int getRow()</text:span><text:span text:style-name="T5"><text:line-break/>{ return row; } </text:span></text:p>
      <text:p text:style-name="P15"/>
      <text:p text:style-name="P15"><text:span text:style-name="T5">/** </text:span><text:span text:style-name="T3">Returns the column index of this sparse array element. </text:span><text:span text:style-name="T5">*/ </text:span></text:p>
      <text:p text:style-name="P15"><text:span text:style-name="T6">public int getCol()</text:span><text:span text:style-name="T5"><text:line-break/>{ return col; } </text:span></text:p>
      <text:p text:style-name="P15"/>
      <text:p text:style-name="P15"><text:span text:style-name="T5">/** </text:span><text:span text:style-name="T3">Returns the value of this sparse array element. </text:span><text:span text:style-name="T5">*/ </text:span></text:p>
      <text:p text:style-name="P15"><text:span text:style-name="T6">public int getValue()</text:span><text:span text:style-name="T5"><text:line-break/>{ return value; }</text:span></text:p>
      <text:p text:style-name="P19"><text:span text:style-name="T5">} </text:span></text:p>
      <text:p text:style-name="P9"><text:span text:style-name="T11"><text:s/></text:span></text:p>
      <text:p text:style-name="P20"><text:span text:style-name="T3">The </text:span><text:span text:style-name="T5">SparseArray </text:span><text:span text:style-name="T3">class represents a sparse array. It contains a list of </text:span><text:span text:style-name="T5">SparseArrayEntry </text:span><text:span text:style-name="T3">objects, each of which represents one of the non-zero elements in the array. The entries representing the non-zero elements are stored in the list in no particular order. Each non-zero element is represented by exactly one entry in the list. </text:span></text:p>
      <text:p text:style-name="P13"><text:span text:style-name="T7"><text:s text:c="3"/></text:span></text:p>
      <text:p text:style-name="P13"><text:span text:style-name="T7"><text:s text:c="3"/>public class SparseArray</text:span></text:p>
      <text:p text:style-name="P13"><text:span text:style-name="T7"><text:s text:c="3"/>{</text:span></text:p>
      <text:p text:style-name="P21"><text:span text:style-name="T5">/** </text:span><text:span text:style-name="T3">The number of rows and columns in the sparse array. </text:span><text:span text:style-name="T5">*/ ; </text:span></text:p>
      <text:p text:style-name="P24"><text:span text:style-name="T8">private int numRows</text:span><text:span text:style-name="T7">;</text:span></text:p>
      <text:p text:style-name="P24"><text:span text:style-name="T8">private int numCols</text:span><text:span text:style-name="T7">;</text:span></text:p>
      <text:p text:style-name="P22"/>
      <text:p text:style-name="P21"><text:span text:style-name="T5">/** </text:span><text:span text:style-name="T3">The list of entries representing the non-zero elements of the sparse array. Entries are stored in the </text:span></text:p>
      <text:p text:style-name="P21"><text:span text:style-name="T5">* </text:span><text:span text:style-name="T3">list in no particular order. Each non-zero element is represented by exactly one entry in the list. </text:span><text:span text:style-name="T5">*/ </text:span></text:p>
      <text:p text:style-name="P24"><text:span text:style-name="T8">private List&lt;SparseArrayEntry&gt; entries</text:span><text:span text:style-name="T7">;</text:span></text:p>
      <text:p text:style-name="P22"/>
      <text:p text:style-name="P21"><text:span text:style-name="T5">/** </text:span><text:span text:style-name="T3">Constructs an empty </text:span><text:span text:style-name="T5">SparseArray</text:span><text:span text:style-name="T3">. </text:span><text:span text:style-name="T5">*/<text:line-break/></text:span><text:span text:style-name="T6">public SparseArray()</text:span><text:span text:style-name="T5"><text:line-break/>{ entries = new ArrayList&lt;SparseArrayEntry&gt;(); } </text:span></text:p>
      <text:p text:style-name="P22"/>
      <text:p text:style-name="P21"><text:span text:style-name="T5">/** </text:span><text:span text:style-name="T3">Returns the number of rows in the sparse array. </text:span><text:span text:style-name="T5">*/ </text:span></text:p>
      <text:p text:style-name="P21"><text:span text:style-name="T6">public int getNumRows()</text:span><text:span text:style-name="T5"><text:line-break/>{ return numRows; } </text:span></text:p>
      <text:p text:style-name="P22"/>
      <text:p text:style-name="P21"><text:span text:style-name="T5">/** </text:span><text:span text:style-name="T3">Returns the number of columns in the sparse array. </text:span><text:span text:style-name="T5">*/ </text:span></text:p>
      <text:p text:style-name="P21"><text:span text:style-name="T6">public int getNumCols()</text:span><text:span text:style-name="T5"><text:line-break/>{ return numCols; } </text:span></text:p>
      <text:p text:style-name="P22"/>
      <text:p text:style-name="P21"><text:span text:style-name="T5">/** </text:span><text:span text:style-name="T3">Returns the value of the element at row index </text:span><text:span text:style-name="T5">row </text:span><text:span text:style-name="T3">and column index </text:span><text:span text:style-name="T5">col </text:span><text:span text:style-name="T3">in the sparse array. </text:span></text:p>
      <text:p text:style-name="P21"><text:span text:style-name="T5"><text:s/>* </text:span><text:span text:style-name="T2">Precondition</text:span><text:span text:style-name="T3">: </text:span><text:span text:style-name="T5">0 row &lt; getNumRows() </text:span></text:p>
      <text:p text:style-name="P21"><text:span text:style-name="T5"><text:s/>* 0 col &lt; getNumCols() </text:span></text:p>
      <text:p text:style-name="P21"><text:span text:style-name="T5"><text:s/>*/ </text:span></text:p>
      <text:p text:style-name="P24"><text:span text:style-name="T8">public int getValueAt(int row, int col)</text:span></text:p>
      <text:p text:style-name="P21"><text:span text:style-name="T5">{ /* </text:span><text:span text:style-name="T3">to be implemented in part (a) </text:span><text:span text:style-name="T5">*/ } </text:span></text:p>
      <text:p text:style-name="P22"/>
      <text:p text:style-name="P21"><text:span text:style-name="T5">/** </text:span><text:span text:style-name="T3">Returns an integer array containing each value from each row sequentially (including 0 values),</text:span></text:p>
      <text:p text:style-name="P21"><text:span text:style-name="T3"><text:s text:c="2"/></text:span><text:span text:style-name="T5">*</text:span><text:span text:style-name="T3"> <text:s text:c="4"/>starting at the first value of the top row, and ending at the last value of the bottom row.</text:span></text:p>
      <text:p text:style-name="P21"><text:span text:style-name="T5"><text:s/>*/ </text:span></text:p>
      <text:p text:style-name="P24"><text:span text:style-name="T8">public int[] serialize()</text:span></text:p>
      <text:p text:style-name="P21"><text:span text:style-name="T5">{ /* </text:span><text:span text:style-name="T3">to be implemented in part (b) </text:span><text:span text:style-name="T5">*/ }<text:line-break/></text:span></text:p>
      <text:p text:style-name="P21"><text:span text:style-name="T5">// </text:span><text:span text:style-name="T3">There may be instance variables, constructors, and methods that are not shown. </text:span></text:p>
      <text:p text:style-name="P19"><text:span text:style-name="T5">} </text:span></text:p>
      <text:p text:style-name="P9"><text:span text:style-name="T11"><text:line-break/></text:span></text:p>
      <text:p text:style-name="P2"/>
      <text:p text:style-name="P11"><text:span text:style-name="T3">The following table shows an example of a two-dimensional sparse array. <text:s/>Empty cells in the table indicate zero values. <text:s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<text:span text:style-name="T3">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<text:span text:style-name="T3">4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1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<text:span text:style-name="T3">-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B6" office:value-type="string">
            <text:p text:style-name="P3"/>
          </table:table-cell>
        </table:table-row>
      </table:table>
      <text:p text:style-name="P9"><text:span text:style-name="T3"><text:s/></text:span></text:p>
      <text:p text:style-name="P1"/>
      <text:p text:style-name="Standard"><text:span text:style-name="T3">(a) Write the </text:span><text:span text:style-name="T5">SparseArray </text:span><text:span text:style-name="T3">method </text:span><text:span text:style-name="T5">getValueAt</text:span><text:span text:style-name="T3">. The method returns the value of the sparse array element at a given row and column in the sparse array. If the list </text:span><text:span text:style-name="T5">entries </text:span><text:span text:style-name="T3">contains an entry with the specified row and column, the value associated with the entry is returned. If there is no entry in </text:span><text:span text:style-name="T5">entries </text:span><text:span text:style-name="T3">corresponding to the specified row and column, 0 is returned. </text:span></text:p>
      <text:p text:style-name="P9"><text:span text:style-name="T3">In the example above, the call </text:span><text:span text:style-name="T5">sparse.getValueAt(3, 1) </text:span><text:span text:style-name="T3">would return -9, and </text:span><text:span text:style-name="T5">sparse.getValueAt(3, 3) </text:span><text:span text:style-name="T3">would return 0. </text:span></text:p>
      <text:p text:style-name="P6"><text:span text:style-name="T7"><text:s text:c="4"/>numRows: 6</text:span></text:p>
      <text:p text:style-name="P6"><text:span text:style-name="T7"><text:s text:c="4"/>numCols: 5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 table:style-name="Table2.1">
          <table:table-cell table:style-name="Table2.A1" office:value-type="string">
            <text:p text:style-name="P6"><text:span text:style-name="T7">row: <text:s text:c="2"/>1</text:span></text:p>
            <text:p text:style-name="P6"><text:span text:style-name="T7">col: <text:s text:c="2"/>4</text:span></text:p>
            <text:p text:style-name="P6"><text:span text:style-name="T7">value: 4</text:span></text:p>
          </table:table-cell>
          <table:table-cell table:style-name="Table2.B1" office:value-type="string">
            <text:p text:style-name="P6"><text:span text:style-name="T7">row: <text:s text:c="2"/>2</text:span></text:p>
            <text:p text:style-name="P6"><text:span text:style-name="T7">col: <text:s text:c="2"/>0</text:span></text:p>
            <text:p text:style-name="P6"><text:span text:style-name="T7">value: 1</text:span></text:p>
          </table:table-cell>
          <table:table-cell table:style-name="Table2.B1" office:value-type="string">
            <text:p text:style-name="P6"><text:span text:style-name="T7">row: <text:s text:c="2"/>3</text:span></text:p>
            <text:p text:style-name="P6"><text:span text:style-name="T7">col: <text:s text:c="2"/>1</text:span></text:p>
            <text:p text:style-name="P6"><text:span text:style-name="T7">value: -9</text:span></text:p>
          </table:table-cell>
          <table:table-cell table:style-name="Table2.B1" office:value-type="string">
            <text:p text:style-name="P6"><text:span text:style-name="T7">row: <text:s text:c="2"/>1</text:span></text:p>
            <text:p text:style-name="P6"><text:span text:style-name="T7">col: <text:s text:c="2"/>1</text:span></text:p>
            <text:p text:style-name="P6"><text:span text:style-name="T7">value: 5</text:span></text:p>
          </table:table-cell>
        </table:table-row>
      </table:table>
      <text:p text:style-name="Standard"/>
      <text:p text:style-name="P26"><text:span text:style-name="T3">(b) <text:s/>Write the </text:span><text:span text:style-name="T5">SparseArray </text:span><text:span text:style-name="T3">method </text:span><text:span text:style-name="T5">serialize</text:span><text:span text:style-name="T3">. The method returns a one-dimensional integer array containing all the values (including 0 values) from the array, starting at the first value of the top row, and ending at the last value of the bottom row.</text:span></text:p>
      <text:p text:style-name="P22"/>
      <text:p text:style-name="P2"/>
      <text:p text:style-name="P11"><text:span text:style-name="T3">Complete method </text:span><text:span text:style-name="T5">getValueAt </text:span><text:span text:style-name="T3">below. </text:span></text:p>
      <text:p text:style-name="P19"><text:span text:style-name="T5">/** </text:span><text:span text:style-name="T3">Returns the value of the element at row index </text:span><text:span text:style-name="T5">row </text:span><text:span text:style-name="T3">and column index </text:span><text:span text:style-name="T5">col </text:span><text:span text:style-name="T3">in the sparse array.</text:span></text:p>
      <text:p text:style-name="P19"><text:span text:style-name="T3"><text:s text:c="2"/></text:span><text:span text:style-name="T5">* <text:s/></text:span><text:span text:style-name="T2">Precondition</text:span><text:span text:style-name="T3">: </text:span><text:span text:style-name="T5">0 row &lt; getNumRows() </text:span></text:p>
      <text:p text:style-name="P19"><text:span text:style-name="T5"><text:s/>* <text:s/>0 col &lt; getNumCols() </text:span></text:p>
      <text:p text:style-name="P13"><text:span text:style-name="T7"><text:s/>*/</text:span></text:p>
      <text:p text:style-name="P14"/>
      <text:p text:style-name="P13"><text:span text:style-name="T7"><text:s text:c="2"/>public int getValueAt(int row, int col)</text:span></text:p>
      <text:p text:style-name="P13"><text:span text:style-name="T3"><text:s text:c="3"/></text:span><text:span text:style-name="T7"><text:s/></text:span></text:p>
      <text:p text:style-name="P13"><text:span text:style-name="T7"><text:s text:c="2"/>{</text:span></text:p>
      <text:p text:style-name="P2"/>
      <text:p text:style-name="P23"/>
      <text:p text:style-name="P21"><text:span text:style-name="T5">/** </text:span><text:span text:style-name="T3">Returns an integer array containing each value from each row sequentially (including 0 values),</text:span></text:p>
      <text:p text:style-name="P21"><text:span text:style-name="T3"><text:s text:c="2"/></text:span><text:span text:style-name="T5">*</text:span><text:span text:style-name="T3"> <text:s text:c="4"/>starting at the first value of the top row, and ending at the last value of the bottom row.</text:span></text:p>
      <text:p text:style-name="P21"><text:span text:style-name="T5"><text:s/>*/ </text:span></text:p>
      <text:p text:style-name="P21"/>
      <text:p text:style-name="P24"><text:span text:style-name="T7">public int[] serialize()</text:span></text:p>
      <text:p text:style-name="P25"/>
      <text:p text:style-name="P24"><text:span text:style-name="T7">{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rifa" svg:font-family="Serif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LTStd" svg:font-family="TimesLTStd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7:18:00</meta:creation-date>
    <meta:initial-creator>Gabriel Wilson</meta:initial-creator>
    <dc:language>en-US</dc:language>
    <dc:date>2020-04-22T18:42:50.712493275</dc:date>
    <meta:editing-cycles>16</meta:editing-cycles>
    <meta:editing-duration>PT8H28M13S</meta:editing-duration>
    <meta:generator>LibreOffice/6.0.7.3$Linux_X86_64 LibreOffice_project/00m0$Build-3</meta:generator>
    <meta:document-statistic meta:table-count="2" meta:image-count="0" meta:object-count="0" meta:page-count="5" meta:paragraph-count="91" meta:word-count="745" meta:character-count="4279" meta:non-whitespace-character-count="34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